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127622" draw:marker-start-width="0.35cm" draw:marker-end-width="0.35cm" draw:fill="none" draw:textarea-horizontal-align="justify" draw:textarea-vertical-align="middle" draw:auto-grow-height="false" fo:min-height="4.75cm" fo:min-width="6.2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color="#c9211e" draw:fill="none" draw:textarea-horizontal-align="justify" draw:textarea-vertical-align="middle" draw:auto-grow-height="false" fo:min-height="0.75cm" fo:min-width="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fill="none" draw:textarea-vertical-align="middle" draw:auto-grow-height="false" fo:min-height="4.49cm" fo:min-width="0cm"/>
    </style:style>
    <style:style style:name="gr5" style:family="graphic" style:parent-style-name="standard">
      <style:graphic-properties svg:stroke-color="#3465a4" draw:fill="none" draw:textarea-horizontal-align="justify" draw:textarea-vertical-align="middle" draw:auto-grow-height="false" fo:min-height="0.75cm" fo:min-width="3cm"/>
      <style:paragraph-properties style:writing-mode="lr-tb"/>
    </style:style>
    <style:style style:name="gr6" style:family="graphic" style:parent-style-name="standard">
      <style:graphic-properties svg:stroke-color="#f10d0c" draw:fill="solid" draw:fill-color="#f10d0c" draw:textarea-horizontal-align="justify" draw:textarea-vertical-align="middle" draw:auto-grow-height="false" fo:min-height="0.888cm" fo:min-width="0.05cm"/>
    </style:style>
    <style:style style:name="gr7" style:family="graphic" style:parent-style-name="standard">
      <style:graphic-properties draw:fill="none" draw:textarea-vertical-align="middle" draw:auto-grow-height="false" fo:min-height="4.584cm" fo:min-width="0cm"/>
    </style:style>
    <style:style style:name="gr8" style:family="graphic" style:parent-style-name="standard">
      <style:graphic-properties draw:fill="solid" draw:fill-color="#3465a4" draw:textarea-horizontal-align="justify" draw:textarea-vertical-align="middle" draw:auto-grow-height="false" fo:min-height="1.15cm" fo:min-width="0cm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P4" style:family="paragraph">
      <loext:graphic-properties draw:fill="solid" draw:fill-color="#f10d0c"/>
      <style:paragraph-properties fo:text-align="center"/>
    </style:style>
    <style:style style:name="P5" style:family="paragraph">
      <loext:graphic-properties draw:fill="solid" draw:fill-color="#3465a4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.8cm" svg:height="5.1cm" svg:x="4.2cm" svg:y="3cm">
          <text:p text:style-name="P1">Livestock Animal</text:p>
          <text:p text:style-name="P1">Production 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5cm" svg:height="1cm" svg:x="0.5cm" svg:y="1cm">
          <text:p text:style-name="P1">Input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55cm" svg:height="3.557cm" svg:x="0.7cm" svg:y="3.4cm">
          <draw:text-box>
            <text:p><text:span text:style-name="T1">Forage</text:span></text:p>
            <text:p><text:span text:style-name="T1">Water</text:span></text:p>
            <text:p><text:span text:style-name="T1">Labor</text:span></text:p>
            <text:p><text:span text:style-name="T1">Vet. Care</text:span></text:p>
            <text:p><text:span text:style-name="T1">Housing</text:span></text:p>
            <text:p><text:span text:style-name="T1">...</text:span></text:p>
          </draw:text-box>
        </draw:frame>
        <draw:custom-shape draw:style-name="gr4" draw:text-style-name="P2" draw:layer="layout" svg:width="0.6cm" svg:height="5cm" svg:x="3.1cm" svg:y="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2" draw:layer="layout" svg:width="3.5cm" svg:height="1cm" svg:x="0.5cm" svg:y="9cm">
          <text:p text:style-name="P1">Cost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cm" svg:height="1cm" svg:x="11.2cm" svg:y="1cm"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1cm" svg:height="1.3cm" svg:x="1.301cm" svg:y="7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4" draw:layer="layout" svg:width="1.1cm" svg:height="1.3cm" svg:x="1.302cm" svg:y="2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2.255cm" svg:height="3.006cm" svg:x="12cm" svg:y="3.8cm">
          <draw:text-box>
            <text:p><text:span text:style-name="T1">Milk</text:span></text:p>
            <text:p><text:span text:style-name="T1">Meat</text:span></text:p>
            <text:p><text:span text:style-name="T1">Wool</text:span></text:p>
            <text:p><text:span text:style-name="T1">Animals</text:span></text:p>
            <text:p><text:span text:style-name="T1">...</text:span></text:p>
          </draw:text-box>
        </draw:frame>
        <draw:custom-shape draw:style-name="gr7" draw:text-style-name="P2" draw:layer="layout" svg:width="0.4cm" svg:height="5.1cm" svg:x="11.4cm" svg:y="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2" draw:layer="layout" svg:width="3.5cm" svg:height="1cm" svg:x="11.2cm" svg:y="9cm">
          <text:p text:style-name="P1">Revenue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9cm" svg:height="1.6cm" svg:x="12.3cm" svg:y="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0.9cm" svg:height="1.6cm" svg:x="12.301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6" draw:layer="layout" svg:width="1.984cm" svg:height="0.962cm" svg:x="6.7cm" svg:y="10.2cm">
          <draw:text-box>
            <text:p>Profit</text:p>
          </draw:text-box>
        </draw:frame>
        <draw:line draw:style-name="gr9" draw:text-style-name="P2" draw:layer="layout" svg:x1="4.2cm" svg:y1="10cm" svg:x2="6.9cm" svg:y2="10.7cm">
          <text:p/>
        </draw:line>
        <draw:line draw:style-name="gr10" draw:text-style-name="P2" draw:layer="layout" svg:x1="11.1cm" svg:y1="10cm" svg:x2="8.6cm" svg:y2="10.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08-20T15:41:11.096367510</dc:date>
    <meta:editing-duration>PT18M39S</meta:editing-duration>
    <meta:editing-cycles>4</meta:editing-cycles>
    <meta:generator>LibreOffice/7.1.4.2$MacOSX_X86_64 LibreOffice_project/a529a4fab45b75fefc5b6226684193eb000654f6</meta:generator>
    <meta:document-statistic meta:object-count="16"/>
  </office:meta>
</office:document-meta>
</file>